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300000176CA82EFAC47AB08CB.png" manifest:media-type="image/png"/>
  <manifest:file-entry manifest:full-path="Pictures/1000020100000346000001AA5DFDC85BF2B40846.png" manifest:media-type="image/png"/>
  <manifest:file-entry manifest:full-path="Pictures/1000020100000166000000DB93AD241F56213390.png" manifest:media-type="image/png"/>
  <manifest:file-entry manifest:full-path="Pictures/1000020100000400000002584DB3638FB69FFCD2.png" manifest:media-type="image/png"/>
  <manifest:file-entry manifest:full-path="Pictures/1000020100000132000000B35C3E3F1A593CA33F.png" manifest:media-type="image/png"/>
  <manifest:file-entry manifest:full-path="Pictures/10000201000001A80000014060D7F2263D151234.png" manifest:media-type="image/png"/>
  <manifest:file-entry manifest:full-path="Pictures/100002010000013500000067DFE4BE7B7DBD4190.png" manifest:media-type="image/png"/>
  <manifest:file-entry manifest:full-path="Pictures/10000000000001E60000010A391AE7C8BBD4B919.gif" manifest:media-type="image/gif"/>
  <manifest:file-entry manifest:full-path="Pictures/10000201000003540000024BE103815942E5B432.png" manifest:media-type="image/png"/>
  <manifest:file-entry manifest:full-path="Pictures/1000020100000150000000974350776E2FA4C097.png" manifest:media-type="image/png"/>
  <manifest:file-entry manifest:full-path="Pictures/10000201000000AC0000012F2560A19B18FF07A9.png" manifest:media-type="image/png"/>
  <manifest:file-entry manifest:full-path="Pictures/100002010000057E00000220D25A09F71B6B6454.tif" manifest:media-type="image/tiff"/>
  <manifest:file-entry manifest:full-path="Pictures/1000020100000106000000D178C12F0F82D02247.png" manifest:media-type="image/png"/>
  <manifest:file-entry manifest:full-path="Pictures/100002010000012E000000E6D782868F1832F745.png" manifest:media-type="image/png"/>
  <manifest:file-entry manifest:full-path="Pictures/100002010000010E000000FBF73B9E3D69E2CB6F.png" manifest:media-type="image/png"/>
  <manifest:file-entry manifest:full-path="Pictures/100002010000020B0000012C62CF785FEFC0F2F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solid" svg:stroke-width="0.026cm" svg:stroke-color="#2f2f98" draw:fill="gradient" draw:fill-gradient-name="Gradient_20_3" draw:textarea-vertical-align="middle" draw:auto-grow-height="false" draw:fit-to-size="false" fo:min-height="1.642cm" fo:min-width="2.729cm" fo:padding-top="0.125cm" fo:padding-bottom="0.125cm" fo:padding-left="0.25cm" fo:padding-right="0.25cm" fo:wrap-option="wrap" draw:shadow="visible" draw:shadow-offset-x="0cm" draw:shadow-offset-y="0.056cm" draw:shadow-color="#000000" draw:shadow-opacity="38%"/>
    </style:style>
    <style:style style:name="gr4" style:family="graphic" style:parent-style-name="standard" style:list-style-name="L1">
      <style:graphic-properties draw:stroke="solid" svg:stroke-width="0.026cm" svg:stroke-color="#000000" draw:fill="gradient" draw:fill-gradient-name="Gradient_20_4" draw:textarea-vertical-align="top" draw:auto-grow-height="false" draw:fit-to-size="false" fo:min-height="3.504cm" fo:min-width="2.529cm" fo:padding-top="0.125cm" fo:padding-bottom="0.125cm" fo:padding-left="0.25cm" fo:padding-right="0.25cm" fo:wrap-option="wrap" draw:shadow="visible" draw:shadow-offset-x="0cm" draw:shadow-offset-y="0.056cm" draw:shadow-color="#000000" draw:shadow-opacity="38%"/>
    </style:style>
    <style:style style:name="gr5" style:family="graphic" style:parent-style-name="standard" style:list-style-name="L1">
      <style:graphic-properties draw:stroke="solid" svg:stroke-width="0.026cm" svg:stroke-color="#2f2f98" draw:fill="gradient" draw:fill-gradient-name="Gradient_20_3" draw:textarea-vertical-align="middle" draw:auto-grow-height="false" draw:fit-to-size="false" fo:min-height="2.636cm" fo:min-width="2.529cm"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list-style-name="L1">
      <style:graphic-properties draw:stroke="solid" svg:stroke-width="0.026cm" svg:stroke-color="#000000" draw:fill="gradient" draw:fill-gradient-name="Gradient_20_4" draw:textarea-vertical-align="top" draw:auto-grow-height="false" draw:fit-to-size="false" fo:min-height="4.308cm" fo:min-width="3.363cm" fo:padding-top="0.125cm" fo:padding-bottom="0.125cm" fo:padding-left="0.25cm" fo:padding-right="0.25cm" fo:wrap-option="wrap" draw:shadow="visible" draw:shadow-offset-x="0cm" draw:shadow-offset-y="0.056cm" draw:shadow-color="#000000" draw:shadow-opacity="38%"/>
    </style:style>
    <style:style style:name="gr7" style:family="graphic" style:parent-style-name="standard" style:list-style-name="L1">
      <style:graphic-properties draw:stroke="solid" svg:stroke-width="0.026cm" svg:stroke-color="#000000" draw:fill="gradient" draw:fill-gradient-name="Gradient_20_4" draw:textarea-vertical-align="top" draw:auto-grow-height="false" draw:fit-to-size="false" fo:min-height="4.308cm" fo:min-width="3.363cm"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solid" svg:stroke-width="0.026cm" svg:stroke-color="#2f2f98" draw:marker-end="msArrowEnd_20_5" draw:marker-end-width="0.21cm" draw:marker-end-center="false" draw:fill="none" draw:textarea-vertical-align="top" draw:auto-grow-height="false" fo:min-height="0.53cm" fo:min-width="0cm" fo:padding-top="0.125cm" fo:padding-bottom="0.125cm" fo:padding-left="0.25cm" fo:padding-right="0.25cm" fo:wrap-option="wrap"/>
    </style:style>
    <style:style style:name="gr9" style:family="graphic" style:parent-style-name="standard">
      <style:graphic-properties draw:stroke="solid" svg:stroke-width="0.079cm" svg:stroke-color="#2f2f98" draw:marker-start="msArrowEnd_20_5" draw:marker-start-width="0.237cm" draw:marker-start-center="false" draw:marker-end="msArrowEnd_20_5" draw:marker-end-width="0.237cm" draw:marker-end-center="false" draw:fill="none" draw:textarea-vertical-align="top" draw:auto-grow-height="false" fo:min-height="0cm" fo:min-width="0.695cm" fo:padding-top="0.125cm" fo:padding-bottom="0.125cm" fo:padding-left="0.25cm" fo:padding-right="0.25cm" fo:wrap-option="wrap"/>
    </style:style>
    <style:style style:name="gr10" style:family="graphic" style:parent-style-name="standard">
      <style:graphic-properties draw:stroke="solid" svg:stroke-width="0.079cm" svg:stroke-color="#2f2f98" draw:marker-start="msArrowEnd_20_5" draw:marker-start-width="0.237cm" draw:marker-start-center="false" draw:marker-end="msArrowEnd_20_5" draw:marker-end-width="0.237cm" draw:marker-end-center="false" draw:fill="none" draw:textarea-vertical-align="top" draw:auto-grow-height="false" fo:min-height="0cm" fo:min-width="0.356cm" fo:padding-top="0.125cm" fo:padding-bottom="0.125cm" fo:padding-left="0.25cm" fo:padding-right="0.25cm" fo:wrap-option="wrap"/>
    </style:style>
    <style:style style:name="gr11"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fill="none" draw:textarea-vertical-align="top" draw:auto-grow-height="false" fo:min-height="0cm" fo:min-width="1.596cm" fo:padding-top="0.125cm" fo:padding-bottom="0.125cm" fo:padding-left="0.25cm" fo:padding-right="0.25cm" fo:wrap-option="wrap"/>
    </style:style>
    <style:style style:name="gr12"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list-style-name="L1">
      <style:graphic-properties draw:stroke="solid" svg:stroke-width="0.026cm" svg:stroke-color="#2f2f98" draw:fill="gradient" draw:fill-gradient-name="Gradient_20_3" draw:textarea-vertical-align="middle" draw:auto-grow-height="false" draw:fit-to-size="false" fo:min-height="3.233cm" fo:min-width="2.125cm" fo:padding-top="0.125cm" fo:padding-bottom="0.125cm" fo:padding-left="0.25cm" fo:padding-right="0.25cm" fo:wrap-option="wrap" draw:shadow="visible" draw:shadow-offset-x="0cm" draw:shadow-offset-y="0.056cm" draw:shadow-color="#000000" draw:shadow-opacity="38%"/>
    </style:style>
    <style:style style:name="gr14" style:family="graphic" style:parent-style-name="standard" style:list-style-name="L1">
      <style:graphic-properties draw:stroke="solid" svg:stroke-width="0.026cm" svg:stroke-color="#000000" draw:fill="gradient" draw:fill-gradient-name="Gradient_20_4" draw:textarea-vertical-align="middle" draw:auto-grow-height="false" draw:fit-to-size="false" fo:min-height="2.413cm" fo:min-width="2.664cm" fo:padding-top="0.125cm" fo:padding-bottom="0.125cm" fo:padding-left="0.25cm" fo:padding-right="0.25cm" fo:wrap-option="wrap" draw:shadow="visible" draw:shadow-offset-x="0cm" draw:shadow-offset-y="0.056cm" draw:shadow-color="#000000" draw:shadow-opacity="38%"/>
    </style:style>
    <style:style style:name="gr15" style:family="graphic" style:parent-style-name="standard">
      <style:graphic-properties draw:stroke="solid" svg:stroke-width="0.026cm" svg:stroke-color="#2f2f98" draw:marker-start="msArrowEnd_20_5" draw:marker-start-width="0.21cm" draw:marker-start-center="false" draw:marker-end="msArrowEnd_20_5" draw:marker-end-width="0.21cm" draw:marker-end-center="false" draw:fill="none" draw:textarea-vertical-align="top" draw:auto-grow-height="false" fo:min-height="0cm" fo:min-width="0.422cm" fo:padding-top="0.125cm" fo:padding-bottom="0.125cm" fo:padding-left="0.25cm" fo:padding-right="0.25cm" fo:wrap-option="wrap"/>
    </style:style>
    <style:style style:name="gr16" style:family="graphic" style:parent-style-name="standard">
      <style:graphic-properties draw:stroke="solid" svg:stroke-width="0.026cm" svg:stroke-color="#000000" draw:fill="none" draw:textarea-vertical-align="middle" draw:auto-grow-height="false" draw:fit-to-size="false" fo:min-height="3.148cm" fo:min-width="0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000000" draw:fill="none" draw:textarea-vertical-align="middle" draw:auto-grow-height="false" draw:fit-to-size="false" fo:min-height="13.457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bebed4" draw:opacity="40%" draw:textarea-vertical-align="top" draw:auto-grow-height="false" fo:min-height="2.239cm" fo:min-width="6.667cm" fo:padding-top="0.125cm" fo:padding-bottom="0.125cm" fo:padding-left="0.25cm" fo:padding-right="0.25cm" fo:wrap-option="wrap"/>
    </style:style>
    <style:style style:name="gr21" style:family="graphic" style:parent-style-name="standard">
      <style:graphic-properties draw:stroke="solid" svg:stroke-width="0.026cm" svg:stroke-color="#000000" draw:fill="gradient" draw:fill-gradient-name="Gradient_20_5" draw:textarea-vertical-align="top" draw:auto-grow-height="false" fo:min-height="0.692cm" fo:min-width="0.482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list-style-name="L1">
      <style:graphic-properties draw:stroke="none" svg:stroke-width="0cm" draw:fill="none" draw:textarea-vertical-align="middle" draw:auto-grow-height="false" draw:fit-to-size="false" fo:min-height="1.133cm" fo:min-width="8.205cm" fo:padding-top="0.612cm" fo:padding-bottom="0.612cm" fo:padding-left="0.612cm" fo:padding-right="0.612cm" fo:wrap-option="wrap"/>
    </style:style>
    <style:style style:name="gr23" style:family="graphic" style:parent-style-name="standard" style:list-style-name="L1">
      <style:graphic-properties draw:stroke="none" svg:stroke-width="0cm" draw:fill="gradient" draw:fill-gradient-name="Gradient_20_3" draw:textarea-vertical-align="middle" draw:auto-grow-height="false" draw:fit-to-size="false" fo:min-height="2.403cm" fo:min-width="2.403cm" fo:padding-top="0.049cm" fo:padding-bottom="0.049cm" fo:padding-left="0.049cm" fo:padding-right="0.049cm" fo:wrap-option="wrap" draw:shadow="visible" draw:shadow-offset-x="0cm" draw:shadow-offset-y="0.056cm" draw:shadow-color="#000000" draw:shadow-opacity="38%"/>
    </style:style>
    <style:style style:name="gr24" style:family="graphic" style:parent-style-name="standard" style:list-style-name="L1">
      <style:graphic-properties draw:stroke="none" svg:stroke-width="0cm" draw:fill="gradient" draw:fill-gradient-name="Gradient_20_3" draw:textarea-vertical-align="middle" draw:auto-grow-height="false" draw:fit-to-size="false" fo:min-height="2.403cm" fo:min-width="2.403cm" fo:padding-top="0.049cm" fo:padding-bottom="0.049cm" fo:padding-left="0.049cm" fo:padding-right="0.049cm" fo:wrap-option="wrap" draw:shadow="visible" draw:shadow-offset-x="0cm" draw:shadow-offset-y="0.056cm" draw:shadow-color="#000000" draw:shadow-opacity="38%"/>
    </style:style>
    <style:style style:name="gr25" style:family="graphic" style:parent-style-name="standard" style:list-style-name="L1">
      <style:graphic-properties draw:stroke="none" svg:stroke-width="0cm" draw:fill="gradient" draw:fill-gradient-name="Gradient_20_3" draw:textarea-vertical-align="middle" draw:auto-grow-height="false" draw:fit-to-size="false" fo:min-height="2.403cm" fo:min-width="2.403cm" fo:padding-top="0.049cm" fo:padding-bottom="0.049cm" fo:padding-left="0.049cm" fo:padding-right="0.049cm" fo:wrap-option="wrap" draw:shadow="visible" draw:shadow-offset-x="0cm" draw:shadow-offset-y="0.056cm" draw:shadow-color="#000000" draw:shadow-opacity="38%"/>
    </style:style>
    <style:style style:name="gr26" style:family="graphic" style:parent-style-name="standard">
      <style:graphic-properties draw:stroke="solid" svg:stroke-width="0.026cm" svg:stroke-color="#333399" draw:fill="solid" draw:fill-color="#000000" draw:opacity="40%" draw:textarea-vertical-align="top" draw:auto-grow-height="false" fo:min-height="8.55cm" fo:min-width="10.501cm" fo:padding-top="0.125cm" fo:padding-bottom="0.125cm" fo:padding-left="0.25cm" fo:padding-right="0.25cm" fo:wrap-option="wrap"/>
    </style:style>
    <style:style style:name="gr27" style:family="graphic" style:parent-style-name="standard">
      <style:graphic-properties draw:fill-color="#dddddd" draw:textarea-horizontal-align="justify" draw:textarea-vertical-align="middle" draw:auto-grow-height="false" fo:min-height="9.85cm" fo:min-width="2.8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1.939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3.064cm" fo:min-width="0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000000" draw:shadow-opacity="40%" draw:color-mode="standard" draw:luminance="0%" draw:contrast="0%" draw:gamma="100%" draw:red="0%" draw:green="0%" draw:blue="0%" fo:clip="rect(0cm, 0cm, 0cm, 0cm)" draw:image-opacity="100%" style:mirror="none"/>
    </style:style>
    <style:style style:name="gr32" style:family="graphic" style:parent-style-name="standard" style:list-style-name="L1">
      <style:graphic-properties draw:stroke="solid" svg:stroke-width="0.026cm" svg:stroke-color="#2f2f98" draw:fill="gradient" draw:fill-gradient-name="Gradient_20_3" draw:textarea-vertical-align="middle" draw:auto-grow-height="false" draw:fit-to-size="false" fo:min-height="1.642cm" fo:min-width="2.729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 style:list-style-name="L1">
      <style:graphic-properties draw:stroke="solid" svg:stroke-width="0.026cm" svg:stroke-color="#000000" draw:fill="gradient" draw:fill-gradient-name="Gradient_20_4" draw:textarea-vertical-align="top" draw:auto-grow-height="false" draw:fit-to-size="false" fo:min-height="3.504cm" fo:min-width="2.529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list-style-name="L1">
      <style:graphic-properties draw:stroke="solid" svg:stroke-width="0.026cm" svg:stroke-color="#2f2f98" draw:fill="gradient" draw:fill-gradient-name="Gradient_20_3" draw:textarea-vertical-align="middle" draw:auto-grow-height="false" draw:fit-to-size="false" fo:min-height="2.636cm" fo:min-width="2.529cm" fo:padding-top="0.125cm" fo:padding-bottom="0.125cm" fo:padding-left="0.25cm" fo:padding-right="0.25cm" fo:wrap-option="wrap" draw:shadow="visible" draw:shadow-offset-x="0cm" draw:shadow-offset-y="0.056cm" draw:shadow-color="#000000" draw:shadow-opacity="38%"/>
    </style:style>
    <style:style style:name="gr35" style:family="graphic" style:parent-style-name="standard" style:list-style-name="L1">
      <style:graphic-properties draw:stroke="solid" svg:stroke-width="0.026cm" svg:stroke-color="#000000" draw:fill="gradient" draw:fill-gradient-name="Gradient_20_4" draw:textarea-vertical-align="top" draw:auto-grow-height="false" draw:fit-to-size="false" fo:min-height="4.308cm" fo:min-width="3.363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list-style-name="L1">
      <style:graphic-properties draw:stroke="solid" svg:stroke-width="0.026cm" svg:stroke-color="#000000" draw:fill="gradient" draw:fill-gradient-name="Gradient_20_4" draw:textarea-vertical-align="top" draw:auto-grow-height="false" draw:fit-to-size="false" fo:min-height="4.308cm" fo:min-width="3.363cm" fo:padding-top="0.125cm" fo:padding-bottom="0.125cm" fo:padding-left="0.25cm" fo:padding-right="0.25cm" fo:wrap-option="wrap" draw:shadow="visible" draw:shadow-offset-x="0cm" draw:shadow-offset-y="0.056cm" draw:shadow-color="#000000" draw:shadow-opacity="38%"/>
    </style:style>
    <style:style style:name="gr37"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
      <style:graphic-properties draw:stroke="solid" svg:stroke-width="0.026cm" svg:stroke-color="#2f2f98" draw:fill="gradient" draw:fill-gradient-name="Gradient_20_3" draw:textarea-vertical-align="middle" draw:auto-grow-height="false" draw:fit-to-size="false" fo:min-height="3.233cm" fo:min-width="2.125cm" fo:padding-top="0.125cm" fo:padding-bottom="0.125cm" fo:padding-left="0.25cm" fo:padding-right="0.25cm" fo:wrap-option="wrap" draw:shadow="visible" draw:shadow-offset-x="0cm" draw:shadow-offset-y="0.056cm" draw:shadow-color="#000000" draw:shadow-opacity="38%"/>
    </style:style>
    <style:style style:name="gr39" style:family="graphic" style:parent-style-name="standard" style:list-style-name="L1">
      <style:graphic-properties draw:stroke="solid" svg:stroke-width="0.026cm" svg:stroke-color="#000000" draw:fill="gradient" draw:fill-gradient-name="Gradient_20_4" draw:textarea-vertical-align="middle" draw:auto-grow-height="false" draw:fit-to-size="false" fo:min-height="2.413cm" fo:min-width="2.664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standard">
      <style:graphic-properties draw:stroke="solid" svg:stroke-width="0.026cm" svg:stroke-color="#000000" draw:fill="none" draw:textarea-vertical-align="middle" draw:auto-grow-height="false" draw:fit-to-size="false" fo:min-height="9.212cm" fo:min-width="0cm" fo:padding-top="0.125cm" fo:padding-bottom="0.125cm" fo:padding-left="0.25cm" fo:padding-right="0.25cm" fo:wrap-option="wrap"/>
    </style:style>
    <style:style style:name="gr42"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000000" draw:fill="none" draw:textarea-vertical-align="middle" draw:auto-grow-height="false" draw:fit-to-size="false" fo:min-height="4.122cm" fo:min-width="0cm" fo:padding-top="0.125cm" fo:padding-bottom="0.125cm" fo:padding-left="0.25cm" fo:padding-right="0.25cm" fo:wrap-option="wrap"/>
    </style:style>
    <style:style style:name="gr44" style:family="graphic" style:parent-style-name="standard" style:list-style-name="L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1" style:family="paragraph">
      <style:paragraph-properties fo:text-align="center"/>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00%" fo:text-align="center" style:writing-mode="lr-tb"/>
    </style:style>
    <style:style style:name="P4" style:family="paragraph">
      <loext:graphic-properties draw:fill="gradient" draw:fill-gradient-name="Gradient_20_3"/>
      <style:paragraph-properties fo:margin-top="0cm" fo:margin-bottom="0cm" fo:line-height="100%" fo:text-align="center" style:writing-mode="lr-tb" style:font-independent-line-spacing="true"/>
      <style:text-properties fo:font-size="24pt"/>
    </style:style>
    <style:style style:name="P5" style:family="paragraph">
      <loext:graphic-properties draw:fill="gradient" draw:fill-gradient-name="Gradient_20_4"/>
      <style:paragraph-properties fo:margin-top="0cm" fo:margin-bottom="0cm" fo:line-height="100%" fo:text-align="center" style:writing-mode="lr-tb" style:font-independent-line-spacing="true"/>
      <style:text-properties fo:font-size="24pt"/>
    </style:style>
    <style:style style:name="P6" style:family="paragraph">
      <style:paragraph-properties fo:margin-top="0cm" fo:margin-bottom="0cm" fo:line-height="100%" fo:text-align="start" style:writing-mode="lr-tb"/>
    </style:style>
    <style:style style:name="P7" style:family="paragraph">
      <loext:graphic-properties draw:fill="none"/>
      <style:paragraph-properties fo:margin-top="0cm" fo:margin-bottom="0cm" fo:line-height="100%" fo:text-align="start" style:writing-mode="lr-tb" style:font-independent-line-spacing="true"/>
      <style:text-properties fo:font-size="24pt"/>
    </style:style>
    <style:style style:name="P8" style:family="paragraph">
      <loext:graphic-properties draw:fill="none"/>
      <style:paragraph-properties fo:text-align="start" style:font-independent-line-spacing="true"/>
      <style:text-properties fo:font-size="24pt"/>
    </style:style>
    <style:style style:name="P9" style:family="paragraph">
      <loext:graphic-properties draw:fill="none"/>
      <style:paragraph-properties fo:margin-top="0cm" fo:margin-bottom="0cm" fo:line-height="100%" fo:text-align="center" style:writing-mode="lr-tb" style:font-independent-line-spacing="true"/>
      <style:text-properties fo:font-size="24pt"/>
    </style:style>
    <style:style style:name="P10" style:family="paragraph">
      <loext:graphic-properties draw:fill="solid" draw:fill-color="#bebed4" draw:opacity="40%"/>
      <style:paragraph-properties fo:text-align="start"/>
      <style:text-properties fo:font-size="18pt"/>
    </style:style>
    <style:style style:name="P11" style:family="paragraph">
      <loext:graphic-properties draw:fill="gradient" draw:fill-gradient-name="Gradient_20_5"/>
      <style:paragraph-properties fo:text-align="start"/>
      <style:text-properties fo:font-size="18pt"/>
    </style:style>
    <style:style style:name="P12" style:family="paragraph">
      <style:paragraph-properties fo:margin-top="0cm" fo:margin-bottom="0.383cm" fo:line-height="90%" fo:text-align="center" style:writing-mode="lr-tb"/>
      <style:text-properties fo:font-size="24pt"/>
    </style:style>
    <style:style style:name="P13" style:family="paragraph">
      <loext:graphic-properties draw:fill="none"/>
      <style:paragraph-properties fo:margin-top="0cm" fo:margin-bottom="0.383cm" fo:line-height="90%" fo:text-align="center" style:writing-mode="lr-tb" style:font-independent-line-spacing="true"/>
      <style:text-properties fo:font-size="24pt"/>
    </style:style>
    <style:style style:name="P14" style:family="paragraph">
      <style:paragraph-properties fo:margin-top="0cm" fo:margin-bottom="0.173cm" fo:line-height="90%" fo:text-align="center" style:writing-mode="lr-tb"/>
      <style:text-properties fo:font-size="24pt"/>
    </style:style>
    <style:style style:name="P15" style:family="paragraph">
      <loext:graphic-properties draw:fill="gradient" draw:fill-gradient-name="Gradient_20_3"/>
      <style:paragraph-properties fo:margin-top="0cm" fo:margin-bottom="0.173cm" fo:line-height="90%" fo:text-align="center" style:writing-mode="lr-tb" style:font-independent-line-spacing="true"/>
      <style:text-properties fo:font-size="24pt"/>
    </style:style>
    <style:style style:name="P16" style:family="paragraph">
      <loext:graphic-properties draw:fill="solid" draw:fill-color="#000000" draw:opacity="40%"/>
      <style:paragraph-properties fo:text-align="start"/>
      <style:text-properties fo:font-size="18pt"/>
    </style:style>
    <style:style style:name="P17" style:family="paragraph">
      <loext:graphic-properties draw:fill-color="#dddddd"/>
      <style:paragraph-properties fo:text-align="center"/>
    </style:style>
    <style:style style:name="P18" style:family="paragraph">
      <style:text-properties fo:font-size="26pt" style:font-size-asian="18pt" style:font-size-complex="18pt"/>
    </style:style>
    <style:style style:name="P19" style:family="paragraph">
      <loext:graphic-properties draw:fill="none" draw:fill-color="#ffffff"/>
      <style:text-properties fo:font-size="26pt" style:font-size-asian="18pt" style:font-size-complex="18pt"/>
    </style:style>
    <style:style style:name="P20" style:family="paragraph">
      <style:paragraph-properties fo:text-align="center" style:writing-mode="lr-tb"/>
      <style:text-properties fo:font-size="26pt" style:font-size-asian="18pt" style:font-size-complex="18pt"/>
    </style:style>
    <style:style style:name="P21" style:family="paragraph">
      <loext:graphic-properties draw:fill="none" draw:fill-color="#ffffff"/>
      <style:paragraph-properties fo:text-align="center" style:writing-mode="lr-tb"/>
      <style:text-properties fo:font-size="26pt" style:font-size-asian="18pt" style:font-size-complex="18pt"/>
    </style:style>
    <style:style style:name="P22"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T4" style:family="text">
      <style:text-properties fo:font-size="26pt" style:font-size-asian="18pt" style:font-size-complex="18pt"/>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432cm" svg:height="16.837cm" svg:x="-4.8cm" svg:y="-3.7cm">
          <draw:image xlink:href="Pictures/10000201000003540000024BE103815942E5B432.png" xlink:type="simple" xlink:show="embed" xlink:actuate="onLoad">
            <text:p/>
          </draw:image>
        </draw:frame>
        <draw:frame draw:name="Picture 2" draw:style-name="gr2" draw:text-style-name="P2" draw:layer="layout" svg:width="17.75cm" svg:height="9.715cm" svg:x="2.3cm" svg:y="16.2cm">
          <draw:image xlink:href="Pictures/10000000000001E60000010A391AE7C8BBD4B919.gif" xlink:type="simple" xlink:show="embed" xlink:actuate="onLoad">
            <text:p/>
          </draw:image>
        </draw:frame>
      </draw:page>
      <draw:page draw:name="page2" draw:style-name="dp1" draw:master-page-name="Default">
        <draw:frame draw:name="Picture 2" draw:style-name="gr2" draw:text-style-name="P2" draw:layer="layout" svg:width="15.151cm" svg:height="8.877cm" svg:x="3.2cm" svg:y="0.923cm">
          <draw:image xlink:href="Pictures/1000020100000400000002584DB3638FB69FFCD2.png" xlink:type="simple" xlink:show="embed" xlink:actuate="onLoad">
            <text:p/>
          </draw:image>
        </draw:frame>
        <draw:custom-shape draw:name="Cloud 8" draw:style-name="gr3" draw:text-style-name="P4" draw:layer="layout" svg:width="4.942cm" svg:height="2.903cm" svg:x="13.524cm" svg:y="17.757cm">
          <text:p text:style-name="P3"><text:span text:style-name="T1">Internet</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7" draw:style-name="gr4" draw:text-style-name="P5" draw:layer="layout" svg:width="3.028cm" svg:height="3.753cm" svg:x="19.32cm" svg:y="17.332cm">
          <text:p text:style-name="P3"><text:span text:style-name="T1">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er 9" draw:style-name="gr5" draw:text-style-name="P4" draw:layer="layout" svg:width="3.028cm" svg:height="4.021cm" svg:x="2.937cm" svg:y="22.269cm">
          <text:p text:style-name="P3"><text:span text:style-name="T1">Media Cach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18" draw:style-name="gr6" draw:text-style-name="P5" draw:layer="layout" svg:width="3.862cm" svg:height="4.557cm" svg:x="2.521cm" svg:y="16.93cm">
          <text:p text:style-name="P3"><text:span text:style-name="T1">API</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 draw:text-style-name="P2" draw:layer="layout" svg:width="2.727cm" svg:height="2.175cm" svg:x="19.487cm" svg:y="18.485cm">
          <draw:image xlink:href="Pictures/1000020100000106000000D178C12F0F82D02247.png" xlink:type="simple" xlink:show="embed" xlink:actuate="onLoad">
            <text:p/>
          </draw:image>
        </draw:frame>
        <draw:custom-shape draw:name="Rectangle 21" draw:style-name="gr7" draw:text-style-name="P5" draw:layer="layout" svg:width="3.862cm" svg:height="4.557cm" svg:x="8.481cm" svg:y="16.93cm">
          <text:p text:style-name="P3"><text:span text:style-name="T1">Front End</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4" draw:style-name="gr8" draw:text-style-name="P2" draw:layer="layout" svg:width="0.001cm" svg:height="0.78cm" svg:x="4.452cm" svg:y="21.488cm">
          <text:p/>
          <draw:enhanced-geometry draw:mirror-horizontal="false" draw:mirror-vertical="true" svg:viewBox="0 0 21600 21600" draw:type="mso-spt32" draw:enhanced-path="M 0 0 L 21600 21600 N"/>
        </draw:custom-shape>
        <draw:custom-shape draw:name="Straight Arrow Connector 31" draw:style-name="gr9" draw:text-style-name="P2" draw:layer="layout" svg:width="1.195cm" svg:height="0.001cm" svg:x="12.343cm" svg:y="19.209cm">
          <text:p/>
          <draw:enhanced-geometry draw:mirror-horizontal="false" draw:mirror-vertical="false" svg:viewBox="0 0 21600 21600" draw:type="mso-spt32" draw:enhanced-path="M 0 0 L 21600 21600 N"/>
        </draw:custom-shape>
        <draw:custom-shape draw:name="Straight Arrow Connector 34" draw:style-name="gr10" draw:text-style-name="P2" draw:layer="layout" svg:width="0.856cm" svg:height="0.001cm" svg:x="18.463cm" svg:y="19.209cm">
          <text:p/>
          <draw:enhanced-geometry draw:mirror-horizontal="false" draw:mirror-vertical="false" svg:viewBox="0 0 21600 21600" draw:type="mso-spt32" draw:enhanced-path="M 0 0 L 21600 21600 N"/>
        </draw:custom-shape>
        <draw:custom-shape draw:name="Straight Arrow Connector 41" draw:style-name="gr11" draw:text-style-name="P2" draw:layer="layout" svg:width="2.096cm" svg:height="0.001cm" svg:x="6.384cm" svg:y="19.209cm">
          <text:p/>
          <draw:enhanced-geometry draw:mirror-horizontal="false" draw:mirror-vertical="false" svg:viewBox="0 0 21600 21600" draw:type="mso-spt32" draw:enhanced-path="M 0 0 L 21600 21600 N"/>
        </draw:custom-shape>
        <draw:custom-shape draw:name="TextBox 42" draw:style-name="gr12" draw:text-style-name="P7" draw:layer="layout" svg:width="3.106cm" svg:height="1.013cm" svg:x="6.336cm" svg:y="18.29cm">
          <text:p text:style-name="P6"><text:span text:style-name="T1">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er 43" draw:style-name="gr13" draw:text-style-name="P4" draw:layer="layout" svg:width="2.624cm" svg:height="4.467cm" svg:x="-1.5cm" svg:y="17.332cm">
          <text:p text:style-name="P3"><text:span text:style-name="T2">Databas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Picture 47" draw:style-name="gr2" draw:text-style-name="P2" draw:layer="layout" svg:width="3.532cm" svg:height="2.067cm" svg:x="8.646cm" svg:y="18.593cm">
          <draw:image xlink:href="Pictures/1000020100000132000000B35C3E3F1A593CA33F.png" xlink:type="simple" xlink:show="embed" xlink:actuate="onLoad">
            <text:p/>
          </draw:image>
        </draw:frame>
        <draw:custom-shape draw:name="Rectangle 48" draw:style-name="gr14" draw:text-style-name="P5" draw:layer="layout" svg:width="3.163cm" svg:height="2.662cm" svg:x="2.048cm" svg:y="18.241cm">
          <text:p text:style-name="P3"><text:span text:style-name="T1">Log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1" draw:style-name="gr15" draw:text-style-name="P2" draw:layer="layout" svg:width="0.922cm" svg:height="0.006cm" svg:x="1.125cm" svg:y="19.566cm">
          <text:p/>
          <draw:enhanced-geometry draw:mirror-horizontal="false" draw:mirror-vertical="false" svg:viewBox="0 0 21600 21600" draw:type="mso-spt32" draw:enhanced-path="M 0 0 L 21600 21600 N"/>
        </draw:custom-shape>
        <draw:custom-shape draw:name="Right Brace 55" draw:style-name="gr16" draw:text-style-name="P8" draw:layer="layout" svg:width="0.582cm" svg:height="3.426cm" draw:transform="rotate (1.5707963267949) translate (19.121cm 17.19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6" draw:style-name="gr17" draw:text-style-name="P9" draw:layer="layout" svg:width="2.374cm" svg:height="1.013cm" svg:x="19.647cm" svg:y="15.582cm">
          <text:p text:style-name="P3"><text:span text:style-name="T1">C</text:span><text:span text:style-name="T1">li</text:span><text:span text:style-name="T1">e</text:span><text:span text:style-name="T1">n</text:span><text:span text:style-name="T1">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57" draw:style-name="gr18" draw:text-style-name="P8" draw:layer="layout" svg:width="0.537cm" svg:height="13.733cm" draw:transform="rotate (1.5707963267949) translate (-1.391cm 16.823cm)">
          <text:p/>
          <draw:enhanced-geometry draw:mirror-horizontal="false" draw:mirror-vertical="false" draw:text-areas="0 ?f15 ?f14 ?f16" svg:viewBox="0 0 0 0" draw:type="ooxml-rightBrace" draw:modifiers="8333 4990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8" draw:style-name="gr19" draw:text-style-name="P9" draw:layer="layout" svg:width="6.928cm" svg:height="1.013cm" svg:x="2.012cm" svg:y="15.3cm">
          <text:p text:style-name="P3"><text:span text:style-name="T1">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3" draw:style-name="dp1" draw:master-page-name="Default">
        <draw:g>
          <draw:custom-shape draw:style-name="gr20" draw:text-style-name="P10" draw:layer="layout" svg:width="10.135cm" svg:height="3.519cm" svg:x="5.916cm" svg:y="13.3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11" draw:layer="layout" svg:width="1.963cm" svg:height="1.256cm" svg:x="10.018cm" svg:y="21.95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22" draw:text-style-name="P13" draw:layer="layout" svg:width="9.428cm" svg:height="2.356cm" svg:x="6.285cm" svg:y="22.958cm">
            <text:p text:style-name="P12"><text:span text:style-name="T3">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5" draw:layer="layout" svg:width="3.535cm" svg:height="3.535cm" svg:x="9.601cm" svg:y="17.124cm">
            <text:p text:style-name="P14"><text:span text:style-name="T2">CS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4" draw:text-style-name="P15" draw:layer="layout" svg:width="3.535cm" svg:height="3.535cm" svg:x="7.071cm" svg:y="14.471cm">
            <text:p text:style-name="P14"><text:span text:style-name="T2">HTML</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5" draw:text-style-name="P15" draw:layer="layout" svg:width="3.535cm" svg:height="3.535cm" svg:x="10.686cm" svg:y="13.617cm">
            <text:p text:style-name="P14"><text:span text:style-name="T2">JavaScrip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 draw:text-style-name="P16" draw:layer="layout" svg:width="11cm" svg:height="8.799cm" svg:x="5.5cm" svg:y="12.9cm">
            <text:p/>
            <draw:enhanced-geometry draw:mirror-horizontal="false" draw:mirror-vertical="false" draw:text-areas="0 0 ?f35 ?f36" svg:viewBox="0 0 0 0" draw:type="ooxml-funnel" draw:enhanced-path="M ?f22 ?f23 L ?f30 ?f32 Z M ?f33 ?f4 Z N" drawooo:enhanced-path="M ?f22 ?f23 G ?f2 ?f4 ?f37 ?f38 L ?f30 ?f32 G ?f13 ?f14 ?f39 ?f40 Z M ?f33 ?f4 G ?f3 ?f5 ?f41 ?f42 Z N">
              <draw:equation draw:name="f0" draw:formula="min(logwidth,logheight)"/>
              <draw:equation draw:name="f1" draw:formula="?f0 *1/20"/>
              <draw:equation draw:name="f2" draw:formula="logwidth/2"/>
              <draw:equation draw:name="f3" draw:formula="?f2 +0-?f1 "/>
              <draw:equation draw:name="f4" draw:formula="logheight/4"/>
              <draw:equation draw:name="f5" draw:formula="?f4 +0-?f1 "/>
              <draw:equation draw:name="f6" draw:formula="?f2 *cos(pi*(480000)/10800000)"/>
              <draw:equation draw:name="f7" draw:formula="?f4 *sin(pi*(480000)/10800000)"/>
              <draw:equation draw:name="f8" draw:formula="(10800000*atan2(?f7 ,?f6 ))/pi"/>
              <draw:equation draw:name="f9" draw:formula="?f8 *2/1"/>
              <draw:equation draw:name="f10" draw:formula="10800000+0-?f8 "/>
              <draw:equation draw:name="f11" draw:formula="10800000+2-0"/>
              <draw:equation draw:name="f12" draw:formula="10800000+0-2"/>
              <draw:equation draw:name="f13" draw:formula="?f2 *1/4"/>
              <draw:equation draw:name="f14" draw:formula="?f4 *1/4"/>
              <draw:equation draw:name="f15" draw:formula="?f4 *cos(pi*(?f10 )/10800000)"/>
              <draw:equation draw:name="f16" draw:formula="?f2 *sin(pi*(?f10 )/10800000)"/>
              <draw:equation draw:name="f17" draw:formula="sqrt(?f15 *?f15 +?f16 *?f16 +0*0)"/>
              <draw:equation draw:name="f18" draw:formula="?f2 *?f4 /?f17 "/>
              <draw:equation draw:name="f19" draw:formula="?f18 *cos(pi*(?f10 )/10800000)"/>
              <draw:equation draw:name="f20" draw:formula="?f18 *sin(pi*(?f10 )/10800000)"/>
              <draw:equation draw:name="f21" draw:formula="logwidth/2"/>
              <draw:equation draw:name="f22" draw:formula="?f21 +?f19 -0"/>
              <draw:equation draw:name="f23" draw:formula="?f4 +?f20 -0"/>
              <draw:equation draw:name="f24" draw:formula="?f14 *cos(pi*(?f8 )/10800000)"/>
              <draw:equation draw:name="f25" draw:formula="?f13 *sin(pi*(?f8 )/10800000)"/>
              <draw:equation draw:name="f26" draw:formula="sqrt(?f24 *?f24 +?f25 *?f25 +0*0)"/>
              <draw:equation draw:name="f27" draw:formula="?f13 *?f14 /?f26 "/>
              <draw:equation draw:name="f28" draw:formula="?f27 *cos(pi*(?f8 )/10800000)"/>
              <draw:equation draw:name="f29" draw:formula="?f27 *sin(pi*(?f8 )/10800000)"/>
              <draw:equation draw:name="f30" draw:formula="?f21 +?f28 -0"/>
              <draw:equation draw:name="f31" draw:formula="logheight+0-?f14 "/>
              <draw:equation draw:name="f32" draw:formula="?f31 +?f29 -0"/>
              <draw:equation draw:name="f33" draw:formula="?f2 +0-?f3 "/>
              <draw:equation draw:name="f34" draw:formula="10800000*2/1"/>
              <draw:equation draw:name="f35" draw:formula="logwidth"/>
              <draw:equation draw:name="f36" draw:formula="logheight"/>
              <draw:equation draw:name="f37" draw:formula="(?f10 )/60000.0"/>
              <draw:equation draw:name="f38" draw:formula="(?f11 )/60000.0"/>
              <draw:equation draw:name="f39" draw:formula="(?f8 )/60000.0"/>
              <draw:equation draw:name="f40" draw:formula="(?f12 )/60000.0"/>
              <draw:equation draw:name="f41" draw:formula="(10800000)/60000.0"/>
              <draw:equation draw:name="f42" draw:formula="(-21600000)/60000.0"/>
            </draw:enhanced-geometry>
          </draw:custom-shape>
        </draw:g>
        <draw:custom-shape draw:style-name="gr27" draw:text-style-name="P17" draw:layer="layout" svg:width="3.3cm" svg:height="10.1cm" svg:x="1.8cm" svg:y="2.5cm">
          <text:p/>
          <draw:enhanced-geometry svg:viewBox="0 0 21600 21600" draw:type="rectangle" draw:enhanced-path="M 0 0 L 21600 0 21600 21600 0 21600 0 0 Z N"/>
        </draw:custom-shape>
        <draw:frame draw:style-name="gr28" draw:text-style-name="P19" draw:layer="layout" svg:width="4.27cm" svg:height="1.272cm" draw:transform="rotate (-1.59837252897641) translate (4.289cm 5.035cm)">
          <draw:text-box>
            <text:p text:style-name="P18"><text:span text:style-name="T4">VanillaJS</text:span></text:p>
          </draw:text-box>
        </draw:frame>
        <draw:custom-shape draw:style-name="gr27" draw:text-style-name="P17" draw:layer="layout" svg:width="3.3cm" svg:height="10.1cm" svg:x="5.8cm" svg:y="2.5cm">
          <text:p/>
          <draw:enhanced-geometry svg:viewBox="0 0 21600 21600" draw:type="rectangle" draw:enhanced-path="M 0 0 L 21600 0 21600 21600 0 21600 0 0 Z N"/>
        </draw:custom-shape>
        <draw:frame draw:style-name="gr29" draw:text-style-name="P21" draw:layer="layout" svg:width="8.945cm" svg:height="2.293cm" draw:transform="rotate (-1.56765473414131) translate (8.702cm 3.221cm)">
          <draw:text-box>
            <text:p text:style-name="P20"><text:span text:style-name="T4">Existing Languages </text:span></text:p>
            <text:p text:style-name="P20"><text:span text:style-name="T4">(GWT)</text:span></text:p>
          </draw:text-box>
        </draw:frame>
        <draw:custom-shape draw:style-name="gr27" draw:text-style-name="P17" draw:layer="layout" svg:width="3.3cm" svg:height="10.1cm" svg:x="9.7cm" svg:y="2.5cm">
          <text:p/>
          <draw:enhanced-geometry svg:viewBox="0 0 21600 21600" draw:type="rectangle" draw:enhanced-path="M 0 0 L 21600 0 21600 21600 0 21600 0 0 Z N"/>
        </draw:custom-shape>
        <draw:custom-shape draw:style-name="gr27" draw:text-style-name="P17" draw:layer="layout" svg:width="3.3cm" svg:height="10.1cm" svg:x="13.7cm" svg:y="2.5cm">
          <text:p/>
          <draw:enhanced-geometry svg:viewBox="0 0 21600 21600" draw:type="rectangle" draw:enhanced-path="M 0 0 L 21600 0 21600 21600 0 21600 0 0 Z N"/>
        </draw:custom-shape>
        <draw:frame draw:style-name="gr29" draw:text-style-name="P21" draw:layer="layout" svg:width="8.945cm" svg:height="2.293cm" draw:transform="rotate (-1.56765473414131) translate (12.572cm 3.2cm)">
          <draw:text-box>
            <text:p text:style-name="P20"><text:span text:style-name="T4">New Languages </text:span></text:p>
            <text:p text:style-name="P20"><text:span text:style-name="T4">(DART)</text:span></text:p>
          </draw:text-box>
        </draw:frame>
        <draw:custom-shape draw:style-name="gr27" draw:text-style-name="P17" draw:layer="layout" svg:width="3.3cm" svg:height="10.1cm" svg:x="17.5cm" svg:y="2.6cm">
          <text:p/>
          <draw:enhanced-geometry svg:viewBox="0 0 21600 21600" draw:type="rectangle" draw:enhanced-path="M 0 0 L 21600 0 21600 21600 0 21600 0 0 Z N"/>
        </draw:custom-shape>
        <draw:frame draw:style-name="gr30" draw:text-style-name="P21" draw:layer="layout" svg:width="10.595cm" svg:height="3.314cm" draw:transform="rotate (-1.56765473414131) translate (20.372cm 2.7cm)">
          <draw:text-box>
            <text:p text:style-name="P20"><text:span text:style-name="T4">JavaScript Frameworks (Jquery, Angular, ...</text:span></text:p>
          </draw:text-box>
        </draw:frame>
        <draw:frame draw:style-name="gr30" draw:text-style-name="P21" draw:layer="layout" svg:width="9.694cm" svg:height="3.314cm" draw:transform="rotate (-1.56765473414131) translate (16.473cm 3.201cm)">
          <draw:text-box>
            <text:p text:style-name="P20"><text:span text:style-name="T4">JavaScript Extension </text:span></text:p>
            <text:p text:style-name="P20"><text:span text:style-name="T4">(TypeScript, Coffee)</text:span></text:p>
          </draw:text-box>
        </draw:frame>
      </draw:page>
      <draw:page draw:name="page4" draw:style-name="dp1" draw:master-page-name="Default">
        <draw:frame draw:name="Content Placeholder 10" draw:style-name="gr2" draw:text-style-name="P2" draw:layer="layout" svg:width="27.939cm" svg:height="10.809cm" svg:x="3.048cm" svg:y="5.311cm">
          <draw:image xlink:href="Pictures/100002010000057E00000220D25A09F71B6B6454.tif" xlink:type="simple" xlink:show="embed" xlink:actuate="onLoad">
            <text:p/>
          </draw:image>
        </draw:frame>
      </draw:page>
      <draw:page draw:name="page5" draw:style-name="dp1" draw:master-page-name="Default">
        <draw:frame draw:name="Изображение 3" draw:style-name="gr2" draw:text-style-name="P2" draw:layer="layout" svg:width="23.635cm" svg:height="12.014cm" svg:x="1.033cm" svg:y="4.749cm">
          <draw:image xlink:href="Pictures/1000020100000346000001AA5DFDC85BF2B40846.png" xlink:type="simple" xlink:show="embed" xlink:actuate="onLoad">
            <text:p/>
          </draw:image>
        </draw:frame>
        <draw:frame draw:name="Изображение 2" draw:style-name="gr2" draw:text-style-name="P2" draw:layer="layout" svg:width="6.91cm" svg:height="5.263cm" svg:x="7.49cm" svg:y="18.337cm">
          <draw:image xlink:href="Pictures/100002010000012E000000E6D782868F1832F745.png" xlink:type="simple" xlink:show="embed" xlink:actuate="onLoad">
            <text:p/>
          </draw:image>
        </draw:frame>
      </draw:page>
      <draw:page draw:name="page6" draw:style-name="dp1" draw:master-page-name="Default">
        <draw:frame draw:name="Изображение 2" draw:style-name="gr2" draw:text-style-name="P2" draw:layer="layout" svg:width="8.983cm" svg:height="6.779cm" svg:x="2.229cm" svg:y="3.235cm">
          <draw:image xlink:href="Pictures/10000201000001A80000014060D7F2263D151234.png" xlink:type="simple" xlink:show="embed" xlink:actuate="onLoad">
            <text:p/>
          </draw:image>
        </draw:frame>
        <draw:frame draw:name="Изображение 7" draw:style-name="gr2" draw:text-style-name="P2" draw:layer="layout" svg:width="7.381cm" svg:height="4.234cm" svg:x="6.319cm" svg:y="13.066cm">
          <draw:image xlink:href="Pictures/100002010000020B0000012C62CF785FEFC0F2F1.png" xlink:type="simple" xlink:show="embed" xlink:actuate="onLoad">
            <text:p/>
          </draw:image>
        </draw:frame>
        <draw:frame draw:name="Изображение 2" draw:style-name="gr2" draw:text-style-name="P2" draw:layer="layout" svg:width="10.583cm" svg:height="6.006cm" svg:x="3.717cm" svg:y="21.094cm">
          <draw:image xlink:href="Pictures/100002010000029300000176CA82EFAC47AB08CB.png" xlink:type="simple" xlink:show="embed" xlink:actuate="onLoad">
            <text:p/>
          </draw:image>
        </draw:frame>
      </draw:page>
      <draw:page draw:name="page7" draw:style-name="dp1" draw:master-page-name="Default">
        <draw:frame draw:name="Изображение 4" draw:style-name="gr2" draw:text-style-name="P2" draw:layer="layout" svg:width="4.721cm" svg:height="8.318cm" svg:x="8.079cm" svg:y="5.482cm">
          <draw:image xlink:href="Pictures/10000201000000AC0000012F2560A19B18FF07A9.png" xlink:type="simple" xlink:show="embed" xlink:actuate="onLoad">
            <text:p/>
          </draw:image>
        </draw:frame>
        <draw:frame draw:name="Изображение 8" draw:style-name="gr2" draw:text-style-name="P2" draw:layer="layout" svg:width="12.628cm" svg:height="7.725cm" svg:x="10.172cm" svg:y="17.687cm">
          <draw:image xlink:href="Pictures/1000020100000166000000DB93AD241F56213390.png" xlink:type="simple" xlink:show="embed" xlink:actuate="onLoad">
            <text:p/>
          </draw:image>
        </draw:frame>
        <draw:frame draw:name="Изображение 9" draw:style-name="gr2" draw:text-style-name="P2" draw:layer="layout" svg:width="9.524cm" svg:height="8.854cm" svg:x="-0.786cm" svg:y="17.246cm">
          <draw:image xlink:href="Pictures/100002010000010E000000FBF73B9E3D69E2CB6F.png" xlink:type="simple" xlink:show="embed" xlink:actuate="onLoad">
            <text:p/>
          </draw:image>
        </draw:frame>
      </draw:page>
      <draw:page draw:name="page8" draw:style-name="dp1" draw:master-page-name="Default">
        <draw:frame draw:name="Изображение 3" draw:style-name="gr2" draw:text-style-name="P2" draw:layer="layout" svg:width="9.049cm" svg:height="4.066cm" svg:x="4.551cm" svg:y="1.734cm">
          <draw:image xlink:href="Pictures/1000020100000150000000974350776E2FA4C097.png" xlink:type="simple" xlink:show="embed" xlink:actuate="onLoad">
            <text:p/>
          </draw:image>
        </draw:frame>
        <draw:frame draw:name="Изображение 4" draw:style-name="gr31" draw:text-style-name="P2" draw:layer="layout" svg:width="6.44cm" svg:height="2.146cm" svg:x="5.96cm" svg:y="6.5cm">
          <draw:image xlink:href="Pictures/100002010000013500000067DFE4BE7B7DBD4190.png" xlink:type="simple" xlink:show="embed" xlink:actuate="onLoad">
            <text:p/>
          </draw:image>
        </draw:frame>
      </draw:page>
      <draw:page draw:name="page9" draw:style-name="dp1" draw:master-page-name="Default">
        <draw:custom-shape draw:name="Cloud 8" draw:style-name="gr32" draw:text-style-name="P4" draw:layer="layout" svg:width="4.942cm" svg:height="2.903cm" svg:x="13.525cm" svg:y="17.791cm">
          <text:p text:style-name="P3"><text:span text:style-name="T1">Internet</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7" draw:style-name="gr33" draw:text-style-name="P5" draw:layer="layout" svg:width="3.028cm" svg:height="3.753cm" svg:x="19.321cm" svg:y="17.366cm">
          <text:p text:style-name="P3"><text:span text:style-name="T1">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er 9" draw:style-name="gr34" draw:text-style-name="P4" draw:layer="layout" svg:width="3.028cm" svg:height="4.021cm" svg:x="2.938cm" svg:y="22.303cm">
          <text:p text:style-name="P3"><text:span text:style-name="T1">Media Cach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18" draw:style-name="gr35" draw:text-style-name="P5" draw:layer="layout" svg:width="3.862cm" svg:height="4.557cm" svg:x="2.522cm" svg:y="16.964cm">
          <text:p text:style-name="P3"><text:span text:style-name="T1">API</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 draw:text-style-name="P2" draw:layer="layout" svg:width="2.727cm" svg:height="2.175cm" svg:x="19.488cm" svg:y="18.519cm">
          <draw:image xlink:href="Pictures/1000020100000106000000D178C12F0F82D02247.png" xlink:type="simple" xlink:show="embed" xlink:actuate="onLoad">
            <text:p/>
          </draw:image>
        </draw:frame>
        <draw:custom-shape draw:name="Rectangle 21" draw:style-name="gr36" draw:text-style-name="P5" draw:layer="layout" svg:width="3.862cm" svg:height="4.557cm" svg:x="8.482cm" svg:y="16.964cm">
          <text:p text:style-name="P3"><text:span text:style-name="T1">SPA</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4" draw:style-name="gr8" draw:text-style-name="P2" draw:layer="layout" svg:width="0.001cm" svg:height="0.78cm" svg:x="4.453cm" svg:y="21.522cm">
          <text:p/>
          <draw:enhanced-geometry draw:mirror-horizontal="false" draw:mirror-vertical="true" svg:viewBox="0 0 21600 21600" draw:type="mso-spt32" draw:enhanced-path="M 0 0 L 21600 21600 N"/>
        </draw:custom-shape>
        <draw:custom-shape draw:name="Straight Arrow Connector 31" draw:style-name="gr9" draw:text-style-name="P2" draw:layer="layout" svg:width="1.195cm" svg:height="0.001cm" svg:x="12.344cm" svg:y="19.243cm">
          <text:p/>
          <draw:enhanced-geometry draw:mirror-horizontal="false" draw:mirror-vertical="false" svg:viewBox="0 0 21600 21600" draw:type="mso-spt32" draw:enhanced-path="M 0 0 L 21600 21600 N"/>
        </draw:custom-shape>
        <draw:custom-shape draw:name="Straight Arrow Connector 34" draw:style-name="gr10" draw:text-style-name="P2" draw:layer="layout" svg:width="0.856cm" svg:height="0.001cm" svg:x="18.464cm" svg:y="19.243cm">
          <text:p/>
          <draw:enhanced-geometry draw:mirror-horizontal="false" draw:mirror-vertical="false" svg:viewBox="0 0 21600 21600" draw:type="mso-spt32" draw:enhanced-path="M 0 0 L 21600 21600 N"/>
        </draw:custom-shape>
        <draw:custom-shape draw:name="Straight Arrow Connector 41" draw:style-name="gr11" draw:text-style-name="P2" draw:layer="layout" svg:width="2.096cm" svg:height="0.001cm" svg:x="6.385cm" svg:y="19.243cm">
          <text:p/>
          <draw:enhanced-geometry draw:mirror-horizontal="false" draw:mirror-vertical="false" svg:viewBox="0 0 21600 21600" draw:type="mso-spt32" draw:enhanced-path="M 0 0 L 21600 21600 N"/>
        </draw:custom-shape>
        <draw:custom-shape draw:name="TextBox 42" draw:style-name="gr37" draw:text-style-name="P7" draw:layer="layout" svg:width="3.106cm" svg:height="1.013cm" svg:x="6.337cm" svg:y="18.324cm">
          <text:p text:style-name="P6"><text:span text:style-name="T1">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er 43" draw:style-name="gr38" draw:text-style-name="P4" draw:layer="layout" svg:width="2.624cm" svg:height="4.467cm" svg:x="-1.499cm" svg:y="17.366cm">
          <text:p text:style-name="P3"><text:span text:style-name="T2">Databas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Picture 47" draw:style-name="gr2" draw:text-style-name="P2" draw:layer="layout" svg:width="3.532cm" svg:height="2.067cm" svg:x="8.647cm" svg:y="18.627cm">
          <draw:image xlink:href="Pictures/1000020100000132000000B35C3E3F1A593CA33F.png" xlink:type="simple" xlink:show="embed" xlink:actuate="onLoad">
            <text:p/>
          </draw:image>
        </draw:frame>
        <draw:custom-shape draw:name="Rectangle 48" draw:style-name="gr39" draw:text-style-name="P5" draw:layer="layout" svg:width="3.163cm" svg:height="2.662cm" svg:x="2.049cm" svg:y="18.275cm">
          <text:p text:style-name="P3"><text:span text:style-name="T1">Log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1" draw:style-name="gr15" draw:text-style-name="P2" draw:layer="layout" svg:width="0.922cm" svg:height="0.006cm" svg:x="1.126cm" svg:y="19.6cm">
          <text:p/>
          <draw:enhanced-geometry draw:mirror-horizontal="false" draw:mirror-vertical="false" svg:viewBox="0 0 21600 21600" draw:type="mso-spt32" draw:enhanced-path="M 0 0 L 21600 21600 N"/>
        </draw:custom-shape>
        <draw:custom-shape draw:name="Right Brace 55" draw:style-name="gr16" draw:text-style-name="P8" draw:layer="layout" svg:width="0.582cm" svg:height="3.426cm" draw:transform="rotate (1.5707963267949) translate (19.122cm 17.224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6" draw:style-name="gr40" draw:text-style-name="P9" draw:layer="layout" svg:width="2.374cm" svg:height="1.013cm" svg:x="19.648cm" svg:y="15.616cm">
          <text:p text:style-name="P3"><text:span text:style-name="T1">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57" draw:style-name="gr41" draw:text-style-name="P8" draw:layer="layout" svg:width="0.58cm" svg:height="9.49cm" draw:transform="rotate (1.5707963267949) translate (-1.39cm 16.9cm)">
          <text:p/>
          <draw:enhanced-geometry draw:mirror-horizontal="false" draw:mirror-vertical="false" draw:text-areas="0 ?f15 ?f14 ?f16" svg:viewBox="0 0 0 0" draw:type="ooxml-rightBrace" draw:modifiers="8333 4990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8" draw:style-name="gr42" draw:text-style-name="P9" draw:layer="layout" svg:width="6.928cm" svg:height="1.013cm" svg:x="0cm" svg:y="15.2cm">
          <text:p text:style-name="P3"><text:span text:style-name="T1">App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57" draw:style-name="gr43" draw:text-style-name="P8" draw:layer="layout" svg:width="0.58cm" svg:height="4.4cm" draw:transform="rotate (1.5707963267949) translate (8.4cm 16.8cm)">
          <text:p/>
          <draw:enhanced-geometry draw:mirror-horizontal="false" draw:mirror-vertical="false" draw:text-areas="0 ?f15 ?f14 ?f16" svg:viewBox="0 0 0 0" draw:type="ooxml-rightBrace" draw:modifiers="8333 4990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8" draw:style-name="gr44" draw:text-style-name="P9" draw:layer="layout" svg:width="6.928cm" svg:height="1.013cm" svg:x="7.1cm" svg:y="14.9cm">
          <text:p text:style-name="P3"><text:span text:style-name="T1">Web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2" draw:layer="layout" svg:width="3.918cm" svg:height="2.36cm" svg:x="-1.435cm" svg:y="22.74cm">
          <draw:text-box>
            <text:p>SpringBoot</text:p>
            <text:p>Api-platform</text:p>
            <text:p>express</text:p>
          </draw:text-box>
        </draw:frame>
        <draw:frame draw:style-name="gr28" draw:text-style-name="P22" draw:layer="layout" svg:width="2.682cm" svg:height="2.36cm" svg:x="9.318cm" svg:y="21.94cm">
          <draw:text-box>
            <text:p>Angular</text:p>
            <text:p>React</text:p>
            <text:p>Vue.j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c2c2ef" draw:end-color="#e8e8f9" draw:start-intensity="100%" draw:end-intensity="100%" draw:angle="1800" draw:border="0%"/>
    <draw:gradient draw:name="Gradient_20_4" draw:display-name="Gradient 4" draw:style="linear" draw:start-color="#d0d0d0" draw:end-color="#ededed" draw:start-intensity="100%" draw:end-intensity="100%" draw:angle="1800" draw:border="0%"/>
    <draw:gradient draw:name="Gradient_20_5" draw:display-name="Gradient 5" draw:style="linear" draw:start-color="#ddddf5" draw:end-color="#f0f0fb" draw:start-intensity="100%" draw:end-intensity="100%" draw:angle="18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1T18:14:36.067407867</meta:creation-date>
    <dc:date>2017-08-23T11:39:18.260069444</dc:date>
    <meta:editing-duration>PT38M2S</meta:editing-duration>
    <meta:editing-cycles>3</meta:editing-cycles>
    <meta:generator>LibreOffice/5.3.1.2$Linux_X86_64 LibreOffice_project/30m0$Build-2</meta:generator>
    <meta:document-statistic meta:object-count="74"/>
  </office:meta>
</office:document-meta>
</file>